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89cm"/>
    </style:style>
    <style:style style:name="co2" style:family="table-column">
      <style:table-column-properties fo:break-before="auto" style:column-width="6.57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Pia Adelsteen</text:p>
          </table:table-cell>
          <table:table-cell office:value-type="string">
            <text:p>pia.adelsteen</text:p>
          </table:table-cell>
          <table:table-cell/>
        </table:table-row>
        <table:table-row table:style-name="ro1">
          <table:table-cell office:value-type="string">
            <text:p>Karina Adsbøl</text:p>
          </table:table-cell>
          <table:table-cell office:value-type="string">
            <text:p>karinadsbl</text:p>
          </table:table-cell>
          <table:table-cell/>
        </table:table-row>
        <table:table-row table:style-name="ro1">
          <table:table-cell office:value-type="string">
            <text:p>Alex Ahrendtsen</text:p>
          </table:table-cell>
          <table:table-cell table:number-columns-repeated="2"/>
        </table:table-row>
        <table:table-row table:style-name="ro1">
          <table:table-cell office:value-type="string">
            <text:p>Simon Emil Ammitzbøll</text:p>
          </table:table-cell>
          <table:table-cell office:value-type="string">
            <text:p>SimonEmil</text:p>
          </table:table-cell>
          <table:table-cell/>
        </table:table-row>
        <table:table-row table:style-name="ro1">
          <table:table-cell office:value-type="string">
            <text:p>Eigil Andersen</text:p>
          </table:table-cell>
          <table:table-cell table:number-columns-repeated="2"/>
        </table:table-row>
        <table:table-row table:style-name="ro1">
          <table:table-cell office:value-type="string">
            <text:p>Hans Andersen</text:p>
          </table:table-cell>
          <table:table-cell office:value-type="string">
            <text:p>hansandersen.venstre</text:p>
          </table:table-cell>
          <table:table-cell/>
        </table:table-row>
        <table:table-row table:style-name="ro1">
          <table:table-cell office:value-type="string">
            <text:p>Kim Andersen</text:p>
          </table:table-cell>
          <table:table-cell table:number-columns-repeated="2"/>
        </table:table-row>
        <table:table-row table:style-name="ro1">
          <table:table-cell office:value-type="string">
            <text:p>Liv Holm Andersen</text:p>
          </table:table-cell>
          <table:table-cell office:value-type="float" office:value="308871605863281">
            <text:p>308871605863281</text:p>
          </table:table-cell>
          <table:table-cell/>
        </table:table-row>
        <table:table-row table:style-name="ro1">
          <table:table-cell office:value-type="string">
            <text:p>Sophie Hæstorp Andersen</text:p>
          </table:table-cell>
          <table:table-cell office:value-type="string">
            <text:p>sophiehaestorp</text:p>
          </table:table-cell>
          <table:table-cell/>
        </table:table-row>
        <table:table-row table:style-name="ro2">
          <table:table-cell office:value-type="string">
            <text:p>Christine Antorini</text:p>
          </table:table-cell>
          <table:table-cell office:value-type="string">
            <text:p>antorini</text:p>
          </table:table-cell>
          <table:table-cell/>
        </table:table-row>
        <table:table-row table:style-name="ro1">
          <table:table-cell office:value-type="string">
            <text:p>Jørgen Arbo-Bæhr</text:p>
          </table:table-cell>
          <table:table-cell table:number-columns-repeated="2"/>
        </table:table-row>
        <table:table-row table:style-name="ro2">
          <table:table-cell office:value-type="string">
            <text:p>Ida Auken</text:p>
          </table:table-cell>
          <table:table-cell office:value-type="string">
            <text:p>ida.auken</text:p>
          </table:table-cell>
          <table:table-cell/>
        </table:table-row>
        <table:table-row table:style-name="ro1">
          <table:table-cell office:value-type="string">
            <text:p>Christian Friis Bach</text:p>
          </table:table-cell>
          <table:table-cell office:value-type="string">
            <text:p>christianfriisbach</text:p>
          </table:table-cell>
          <table:table-cell/>
        </table:table-row>
        <table:table-row table:style-name="ro1">
          <table:table-cell office:value-type="string">
            <text:p>Pernille Vigsø Bagge</text:p>
          </table:table-cell>
          <table:table-cell office:value-type="string">
            <text:p>sfpevb</text:p>
          </table:table-cell>
          <table:table-cell/>
        </table:table-row>
        <table:table-row table:style-name="ro2">
          <table:table-cell office:value-type="string">
            <text:p>Lars Barfoed</text:p>
          </table:table-cell>
          <table:table-cell office:value-type="string">
            <text:p>LarsBarfoed.Konservative</text:p>
          </table:table-cell>
          <table:table-cell/>
        </table:table-row>
        <table:table-row table:style-name="ro1">
          <table:table-cell office:value-type="string">
            <text:p>Gitte Lillelund Bech</text:p>
          </table:table-cell>
          <table:table-cell table:number-columns-repeated="2"/>
        </table:table-row>
        <table:table-row table:style-name="ro2">
          <table:table-cell office:value-type="string">
            <text:p>Tom Behnke</text:p>
          </table:table-cell>
          <table:table-cell office:value-type="string">
            <text:p>tom.behnke.5</text:p>
          </table:table-cell>
          <table:table-cell/>
        </table:table-row>
        <table:table-row table:style-name="ro1">
          <table:table-cell office:value-type="string">
            <text:p>Jacob Bjerregaard</text:p>
          </table:table-cell>
          <table:table-cell office:value-type="string">
            <text:p>stembjerregaard</text:p>
          </table:table-cell>
          <table:table-cell/>
        </table:table-row>
        <table:table-row table:style-name="ro2">
          <table:table-cell office:value-type="string">
            <text:p>Liselott Blixt</text:p>
          </table:table-cell>
          <table:table-cell office:value-type="string">
            <text:p>Pialiselottblixt</text:p>
          </table:table-cell>
          <table:table-cell/>
        </table:table-row>
        <table:table-row table:style-name="ro2">
          <table:table-cell office:value-type="string">
            <text:p>Mette Bock</text:p>
          </table:table-cell>
          <table:table-cell office:value-type="string">
            <text:p>mette.bock.5</text:p>
          </table:table-cell>
          <table:table-cell/>
        </table:table-row>
        <table:table-row table:style-name="ro2">
          <table:table-cell office:value-type="string">
            <text:p>Erling Bonnesen</text:p>
          </table:table-cell>
          <table:table-cell office:value-type="string">
            <text:p>erling.bonnesen</text:p>
          </table:table-cell>
          <table:table-cell/>
        </table:table-row>
        <table:table-row table:style-name="ro2">
          <table:table-cell office:value-type="string">
            <text:p>Trine Bramsen</text:p>
          </table:table-cell>
          <table:table-cell office:value-type="string">
            <text:p>TrineBramsen</text:p>
          </table:table-cell>
          <table:table-cell/>
        </table:table-row>
        <table:table-row table:style-name="ro2">
          <table:table-cell office:value-type="string">
            <text:p>Stine Brix</text:p>
          </table:table-cell>
          <table:table-cell office:value-type="string">
            <text:p>stinebrixel</text:p>
          </table:table-cell>
          <table:table-cell/>
        </table:table-row>
        <table:table-row table:style-name="ro2">
          <table:table-cell office:value-type="string">
            <text:p>Kirsten Brosbøl</text:p>
          </table:table-cell>
          <table:table-cell office:value-type="string">
            <text:p>kirsten.brosbol</text:p>
          </table:table-cell>
          <table:table-cell/>
        </table:table-row>
        <table:table-row table:style-name="ro2">
          <table:table-cell office:value-type="string">
            <text:p>Jeppe Bruus</text:p>
          </table:table-cell>
          <table:table-cell office:value-type="string">
            <text:p>jeppe.bruus</text:p>
          </table:table-cell>
          <table:table-cell/>
        </table:table-row>
        <table:table-row table:style-name="ro1">
          <table:table-cell office:value-type="string">
            <text:p>Morten Bødskov</text:p>
          </table:table-cell>
          <table:table-cell office:value-type="string">
            <text:p>mortenbodskov</text:p>
          </table:table-cell>
          <table:table-cell/>
        </table:table-row>
        <table:table-row table:style-name="ro1">
          <table:table-cell office:value-type="string">
            <text:p>Bent Bøgsted</text:p>
          </table:table-cell>
          <table:table-cell table:number-columns-repeated="2"/>
        </table:table-row>
        <table:table-row table:style-name="ro2">
          <table:table-cell office:value-type="string">
            <text:p>Anne Baastrup</text:p>
          </table:table-cell>
          <table:table-cell office:value-type="string">
            <text:p>annebaastrup</text:p>
          </table:table-cell>
          <table:table-cell/>
        </table:table-row>
        <table:table-row table:style-name="ro2">
          <table:table-cell office:value-type="string">
            <text:p>Özlem Sara Cekic</text:p>
          </table:table-cell>
          <table:table-cell office:value-type="float" office:value="47520761764">
            <text:p>47520761764</text:p>
          </table:table-cell>
          <table:table-cell/>
        </table:table-row>
        <table:table-row table:style-name="ro1">
          <table:table-cell office:value-type="string">
            <text:p>Anita Christensen</text:p>
          </table:table-cell>
          <table:table-cell table:number-columns-repeated="2"/>
        </table:table-row>
        <table:table-row table:style-name="ro2">
          <table:table-cell office:value-type="string">
            <text:p>Jens Ejner Christensen</text:p>
          </table:table-cell>
          <table:table-cell office:value-type="string">
            <text:p>jensejner.christensen</text:p>
          </table:table-cell>
          <table:table-cell/>
        </table:table-row>
        <table:table-row table:style-name="ro1">
          <table:table-cell office:value-type="string">
            <text:p>Peter Christensen</text:p>
          </table:table-cell>
          <table:table-cell office:value-type="string">
            <text:p>peterchristensen.dk</text:p>
          </table:table-cell>
          <table:table-cell/>
        </table:table-row>
        <table:table-row table:style-name="ro1">
          <table:table-cell office:value-type="string">
            <text:p>René Christensen</text:p>
          </table:table-cell>
          <table:table-cell table:number-columns-repeated="2"/>
        </table:table-row>
        <table:table-row table:style-name="ro1">
          <table:table-cell office:value-type="string">
            <text:p>Villum Christensen</text:p>
          </table:table-cell>
          <table:table-cell office:value-type="string">
            <text:p>villum.christensen</text:p>
          </table:table-cell>
          <table:table-cell/>
        </table:table-row>
        <table:table-row table:style-name="ro1">
          <table:table-cell office:value-type="string">
            <text:p>Anne-Mette Winther Christiansen</text:p>
          </table:table-cell>
          <table:table-cell office:value-type="string">
            <text:p>annemette.w.christiansen</text:p>
          </table:table-cell>
          <table:table-cell/>
        </table:table-row>
        <table:table-row table:style-name="ro1">
          <table:table-cell office:value-type="string">
            <text:p>Kim Christiansen</text:p>
          </table:table-cell>
          <table:table-cell table:number-columns-repeated="2"/>
        </table:table-row>
        <table:table-row table:style-name="ro1">
          <table:table-cell office:value-type="string">
            <text:p>Per Clausen</text:p>
          </table:table-cell>
          <table:table-cell office:value-type="string">
            <text:p>perclausenEL</text:p>
          </table:table-cell>
          <table:table-cell/>
        </table:table-row>
        <table:table-row table:style-name="ro2">
          <table:table-cell office:value-type="string">
            <text:p>Bjarne Corydon</text:p>
          </table:table-cell>
          <table:table-cell office:value-type="float" office:value="381757188518818">
            <text:p>381757188518818</text:p>
          </table:table-cell>
          <table:table-cell/>
        </table:table-row>
        <table:table-row table:style-name="ro2">
          <table:table-cell office:value-type="string">
            <text:p>Jens Henrik Thulesen Dahl</text:p>
          </table:table-cell>
          <table:table-cell office:value-type="float" office:value="636277469745202">
            <text:p>636277469745202</text:p>
          </table:table-cell>
          <table:table-cell/>
        </table:table-row>
        <table:table-row table:style-name="ro1">
          <table:table-cell office:value-type="string">
            <text:p>Jonas Dahl</text:p>
          </table:table-cell>
          <table:table-cell office:value-type="string">
            <text:p>jonas.dahl.sf</text:p>
          </table:table-cell>
          <table:table-cell/>
        </table:table-row>
        <table:table-row table:style-name="ro2">
          <table:table-cell office:value-type="string">
            <text:p>Kristian Thulesen Dahl</text:p>
          </table:table-cell>
          <table:table-cell office:value-type="float" office:value="531761723507375">
            <text:p>531761723507375</text:p>
          </table:table-cell>
          <table:table-cell/>
        </table:table-row>
        <table:table-row table:style-name="ro1">
          <table:table-cell office:value-type="string">
            <text:p>Lennart Damsbo-Andersen</text:p>
          </table:table-cell>
          <table:table-cell table:number-columns-repeated="2"/>
        </table:table-row>
        <table:table-row table:style-name="ro1">
          <table:table-cell office:value-type="string">
            <text:p>Thomas Danielsen</text:p>
          </table:table-cell>
          <table:table-cell table:number-columns-repeated="2"/>
        </table:table-row>
        <table:table-row table:style-name="ro2">
          <table:table-cell office:value-type="string">
            <text:p>Mette Dencker</text:p>
          </table:table-cell>
          <table:table-cell office:value-type="string">
            <text:p>MetteHjermindDencker</text:p>
          </table:table-cell>
          <table:table-cell/>
        </table:table-row>
        <table:table-row table:style-name="ro1">
          <table:table-cell office:value-type="string">
            <text:p>Mikkel Dencker</text:p>
          </table:table-cell>
          <table:table-cell table:number-columns-repeated="2"/>
        </table:table-row>
        <table:table-row table:style-name="ro2">
          <table:table-cell office:value-type="string">
            <text:p>Lars Dohn</text:p>
          </table:table-cell>
          <table:table-cell office:value-type="string">
            <text:p>lars.dohn.9</text:p>
          </table:table-cell>
          <table:table-cell/>
        </table:table-row>
        <table:table-row table:style-name="ro2">
          <table:table-cell office:value-type="string">
            <text:p>Jørn Dohrmann</text:p>
          </table:table-cell>
          <table:table-cell office:value-type="float" office:value="979015002125765">
            <text:p>979015002125765</text:p>
          </table:table-cell>
          <table:table-cell/>
        </table:table-row>
        <table:table-row table:style-name="ro2">
          <table:table-cell office:value-type="string">
            <text:p>Pia Olsen Dyhr</text:p>
          </table:table-cell>
          <table:table-cell office:value-type="string">
            <text:p>pia.olsen.dyhr</text:p>
          </table:table-cell>
          <table:table-cell/>
        </table:table-row>
        <table:table-row table:style-name="ro1">
          <table:table-cell office:value-type="string">
            <text:p>Charlotte Dyremose</text:p>
          </table:table-cell>
          <table:table-cell office:value-type="string">
            <text:p>CharlotteDyremose</text:p>
          </table:table-cell>
          <table:table-cell/>
        </table:table-row>
        <table:table-row table:style-name="ro1">
          <table:table-cell office:value-type="string">
            <text:p>Uffe Elbæk</text:p>
          </table:table-cell>
          <table:table-cell office:value-type="float" office:value="235501083187697">
            <text:p>235501083187697</text:p>
          </table:table-cell>
          <table:table-cell/>
        </table:table-row>
        <table:table-row table:style-name="ro2">
          <table:table-cell office:value-type="string">
            <text:p>Louise Schack Elholm</text:p>
          </table:table-cell>
          <table:table-cell office:value-type="string">
            <text:p>louise.elholm</text:p>
          </table:table-cell>
          <table:table-cell/>
        </table:table-row>
        <table:table-row table:style-name="ro1">
          <table:table-cell office:value-type="string">
            <text:p>Jakob Ellemann-Jensen</text:p>
          </table:table-cell>
          <table:table-cell table:number-columns-repeated="2"/>
        </table:table-row>
        <table:table-row table:style-name="ro2">
          <table:table-cell office:value-type="string">
            <text:p>Karen Ellemann</text:p>
          </table:table-cell>
          <table:table-cell office:value-type="string">
            <text:p>karen.ellemann</text:p>
          </table:table-cell>
          <table:table-cell/>
        </table:table-row>
        <table:table-row table:style-name="ro1">
          <table:table-cell office:value-type="string">
            <text:p>Jakob Engel-Schmidt</text:p>
          </table:table-cell>
          <table:table-cell office:value-type="string">
            <text:p>StemJES</text:p>
          </table:table-cell>
          <table:table-cell/>
        </table:table-row>
        <table:table-row table:style-name="ro1">
          <table:table-cell office:value-type="string">
            <text:p>Benny Engelbrecht</text:p>
          </table:table-cell>
          <table:table-cell office:value-type="string">
            <text:p>BennyEngelbrecht</text:p>
          </table:table-cell>
          <table:table-cell/>
        </table:table-row>
        <table:table-row table:style-name="ro2">
          <table:table-cell office:value-type="string">
            <text:p>Lene Espersen</text:p>
          </table:table-cell>
          <table:table-cell office:value-type="string">
            <text:p>LeneEspersen</text:p>
          </table:table-cell>
          <table:table-cell/>
        </table:table-row>
        <table:table-row table:style-name="ro2">
          <table:table-cell office:value-type="string">
            <text:p>Søren Espersen</text:p>
          </table:table-cell>
          <table:table-cell office:value-type="string">
            <text:p>sorenespersen</text:p>
          </table:table-cell>
          <table:table-cell/>
        </table:table-row>
        <table:table-row table:style-name="ro1">
          <table:table-cell office:value-type="string">
            <text:p>Nadeem Farooq</text:p>
          </table:table-cell>
          <table:table-cell office:value-type="string">
            <text:p>nadeem.farooq.35</text:p>
          </table:table-cell>
          <table:table-cell/>
        </table:table-row>
        <table:table-row table:style-name="ro2">
          <table:table-cell office:value-type="string">
            <text:p>Dennis Flydtkjær</text:p>
          </table:table-cell>
          <table:table-cell office:value-type="string">
            <text:p>DennisFlydtkjaer</text:p>
          </table:table-cell>
          <table:table-cell/>
        </table:table-row>
        <table:table-row table:style-name="ro1">
          <table:table-cell office:value-type="string">
            <text:p>Thyra Frank</text:p>
          </table:table-cell>
          <table:table-cell office:value-type="string">
            <text:p>ThyraFrankLA</text:p>
          </table:table-cell>
          <table:table-cell/>
        </table:table-row>
        <table:table-row table:style-name="ro1">
          <table:table-cell office:value-type="string">
            <text:p>Claus Hjort Frederiksen</text:p>
          </table:table-cell>
          <table:table-cell office:value-type="string">
            <text:p>ClausHjortFrederiksen</text:p>
          </table:table-cell>
          <table:table-cell/>
        </table:table-row>
        <table:table-row table:style-name="ro1">
          <table:table-cell office:value-type="string">
            <text:p>Mette Frederiksen</text:p>
          </table:table-cell>
          <table:table-cell office:value-type="string">
            <text:p>mettefrederiksen.dk</text:p>
          </table:table-cell>
          <table:table-cell/>
        </table:table-row>
        <table:table-row table:style-name="ro1">
          <table:table-cell office:value-type="string">
            <text:p>Lykke Friis</text:p>
          </table:table-cell>
          <table:table-cell office:value-type="string">
            <text:p>lykke.f</text:p>
          </table:table-cell>
          <table:table-cell/>
        </table:table-row>
        <table:table-row table:style-name="ro1">
          <table:table-cell office:value-type="string">
            <text:p>Steen Gade</text:p>
          </table:table-cell>
          <table:table-cell office:value-type="float" office:value="65668597602">
            <text:p>65668597602</text:p>
          </table:table-cell>
          <table:table-cell/>
        </table:table-row>
        <table:table-row table:style-name="ro2">
          <table:table-cell office:value-type="string">
            <text:p>Martin Geertsen</text:p>
          </table:table-cell>
          <table:table-cell office:value-type="string">
            <text:p>martin.geertsen</text:p>
          </table:table-cell>
          <table:table-cell/>
        </table:table-row>
        <table:table-row table:style-name="ro1">
          <table:table-cell office:value-type="string">
            <text:p>Mette Gjerskov</text:p>
          </table:table-cell>
          <table:table-cell table:number-columns-repeated="2"/>
        </table:table-row>
        <table:table-row table:style-name="ro2">
          <table:table-cell office:value-type="string">
            <text:p>Karin Gaardsted</text:p>
          </table:table-cell>
          <table:table-cell office:value-type="string">
            <text:p>KarinG</text:p>
          </table:table-cell>
          <table:table-cell/>
        </table:table-row>
        <table:table-row table:style-name="ro2">
          <table:table-cell office:value-type="string">
            <text:p>Ane Halsboe-Larsen</text:p>
          </table:table-cell>
          <table:table-cell office:value-type="string">
            <text:p>stemhalsboe</text:p>
          </table:table-cell>
          <table:table-cell/>
        </table:table-row>
        <table:table-row table:style-name="ro1">
          <table:table-cell office:value-type="string">
            <text:p>Carsten Hansen</text:p>
          </table:table-cell>
          <table:table-cell office:value-type="string">
            <text:p>tidtiltryghed</text:p>
          </table:table-cell>
          <table:table-cell/>
        </table:table-row>
        <table:table-row table:style-name="ro2">
          <table:table-cell office:value-type="string">
            <text:p>Eva Kjer Hansen</text:p>
          </table:table-cell>
          <table:table-cell office:value-type="string">
            <text:p>evakjerhansen</text:p>
          </table:table-cell>
          <table:table-cell/>
        </table:table-row>
        <table:table-row table:style-name="ro1">
          <table:table-cell office:value-type="string">
            <text:p>Torben Hansen</text:p>
          </table:table-cell>
          <table:table-cell table:number-columns-repeated="2"/>
        </table:table-row>
        <table:table-row table:style-name="ro1">
          <table:table-cell office:value-type="string">
            <text:p>Orla Hav</text:p>
          </table:table-cell>
          <table:table-cell table:number-columns-repeated="2"/>
        </table:table-row>
        <table:table-row table:style-name="ro1">
          <table:table-cell office:value-type="string">
            <text:p>Jane Heitmann</text:p>
          </table:table-cell>
          <table:table-cell table:number-columns-repeated="2"/>
        </table:table-row>
        <table:table-row table:style-name="ro1">
          <table:table-cell office:value-type="string">
            <text:p>Mai Henriksen</text:p>
          </table:table-cell>
          <table:table-cell table:number-columns-repeated="2"/>
        </table:table-row>
        <table:table-row table:style-name="ro1">
          <table:table-cell office:value-type="string">
            <text:p>Martin Henriksen</text:p>
          </table:table-cell>
          <table:table-cell table:number-columns-repeated="2"/>
        </table:table-row>
        <table:table-row table:style-name="ro1">
          <table:table-cell office:value-type="string">
            <text:p>Preben Bang Henriksen</text:p>
          </table:table-cell>
          <table:table-cell office:value-type="string">
            <text:p>PrebenBangHenriksen</text:p>
          </table:table-cell>
          <table:table-cell/>
        </table:table-row>
        <table:table-row table:style-name="ro1">
          <table:table-cell office:value-type="string">
            <text:p>Camilla Hersom</text:p>
          </table:table-cell>
          <table:table-cell office:value-type="float" office:value="425927674119415">
            <text:p>425927674119415</text:p>
          </table:table-cell>
          <table:table-cell/>
        </table:table-row>
        <table:table-row table:style-name="ro2">
          <table:table-cell office:value-type="string">
            <text:p>Magnus Heunicke</text:p>
          </table:table-cell>
          <table:table-cell office:value-type="string">
            <text:p>heunicke</text:p>
          </table:table-cell>
          <table:table-cell/>
        </table:table-row>
        <table:table-row table:style-name="ro1">
          <table:table-cell office:value-type="string">
            <text:p>Birthe Rønn Hornbech</text:p>
          </table:table-cell>
          <table:table-cell table:number-columns-repeated="2"/>
        </table:table-row>
        <table:table-row table:style-name="ro1">
          <table:table-cell office:value-type="string">
            <text:p>Henning Hyllested</text:p>
          </table:table-cell>
          <table:table-cell table:number-columns-repeated="2"/>
        </table:table-row>
        <table:table-row table:style-name="ro2">
          <table:table-cell office:value-type="string">
            <text:p>Karen Hækkerup</text:p>
          </table:table-cell>
          <table:table-cell office:value-type="string">
            <text:p>k.haekkerup</text:p>
          </table:table-cell>
          <table:table-cell/>
        </table:table-row>
        <table:table-row table:style-name="ro2">
          <table:table-cell office:value-type="string">
            <text:p>Nick Hækkerup</text:p>
          </table:table-cell>
          <table:table-cell office:value-type="string">
            <text:p>nickhaekkerup</text:p>
          </table:table-cell>
          <table:table-cell/>
        </table:table-row>
        <table:table-row table:style-name="ro2">
          <table:table-cell office:value-type="string">
            <text:p>Ole Hækkerup</text:p>
          </table:table-cell>
          <table:table-cell office:value-type="string">
            <text:p>ole.haekkerup</text:p>
          </table:table-cell>
          <table:table-cell/>
        </table:table-row>
        <table:table-row table:style-name="ro2">
          <table:table-cell office:value-type="string">
            <text:p>Henrik Høegh</text:p>
          </table:table-cell>
          <table:table-cell office:value-type="string">
            <text:p>Hoegh.Henrik</text:p>
          </table:table-cell>
          <table:table-cell/>
        </table:table-row>
        <table:table-row table:style-name="ro2">
          <table:table-cell office:value-type="string">
            <text:p>Bertel Haarder</text:p>
          </table:table-cell>
          <table:table-cell office:value-type="string">
            <text:p>BertelHaarder</text:p>
          </table:table-cell>
          <table:table-cell/>
        </table:table-row>
        <table:table-row table:style-name="ro2">
          <table:table-cell office:value-type="string">
            <text:p>Doris Jakobsen</text:p>
          </table:table-cell>
          <table:table-cell/>
          <table:table-cell office:value-type="string">
            <text:p>doris.jakobsen</text:p>
          </table:table-cell>
        </table:table-row>
        <table:table-row table:style-name="ro2">
          <table:table-cell office:value-type="string">
            <text:p>Marianne Jelved</text:p>
          </table:table-cell>
          <table:table-cell office:value-type="string">
            <text:p>jelved</text:p>
          </table:table-cell>
          <table:table-cell/>
        </table:table-row>
        <table:table-row table:style-name="ro1">
          <table:table-cell office:value-type="string">
            <text:p>Jacob Jensen</text:p>
          </table:table-cell>
          <table:table-cell office:value-type="string">
            <text:p>mfjacobjensen</text:p>
          </table:table-cell>
          <table:table-cell/>
        </table:table-row>
        <table:table-row table:style-name="ro1">
          <table:table-cell office:value-type="string">
            <text:p>Kristian Jensen</text:p>
          </table:table-cell>
          <table:table-cell office:value-type="string">
            <text:p>kristianjensen.venstre</text:p>
          </table:table-cell>
          <table:table-cell/>
        </table:table-row>
        <table:table-row table:style-name="ro2">
          <table:table-cell office:value-type="string">
            <text:p>Leif Lahn Jensen</text:p>
          </table:table-cell>
          <table:table-cell office:value-type="string">
            <text:p>LeifLahn</text:p>
          </table:table-cell>
          <table:table-cell/>
        </table:table-row>
        <table:table-row table:style-name="ro2">
          <table:table-cell office:value-type="string">
            <text:p>Michael Aastrup Jensen</text:p>
          </table:table-cell>
          <table:table-cell office:value-type="string">
            <text:p>michaelaastrup</text:p>
          </table:table-cell>
          <table:table-cell/>
        </table:table-row>
        <table:table-row table:style-name="ro1">
          <table:table-cell office:value-type="string">
            <text:p>Mogens Jensen</text:p>
          </table:table-cell>
          <table:table-cell office:value-type="string">
            <text:p>mogensjensen</text:p>
          </table:table-cell>
          <table:table-cell/>
        </table:table-row>
        <table:table-row table:style-name="ro1">
          <table:table-cell office:value-type="string">
            <text:p>Peter Juel Jensen</text:p>
          </table:table-cell>
          <table:table-cell office:value-type="string">
            <text:p>peter.juel.jensen</text:p>
          </table:table-cell>
          <table:table-cell/>
        </table:table-row>
        <table:table-row table:style-name="ro1">
          <table:table-cell office:value-type="string">
            <text:p>Thomas Jensen</text:p>
          </table:table-cell>
          <table:table-cell office:value-type="string">
            <text:p>thomasjensensilkeborg</text:p>
          </table:table-cell>
          <table:table-cell/>
        </table:table-row>
        <table:table-row table:style-name="ro1">
          <table:table-cell office:value-type="string">
            <text:p>Karen Jespersen</text:p>
          </table:table-cell>
          <table:table-cell office:value-type="string">
            <text:p>karenjespersen</text:p>
          </table:table-cell>
          <table:table-cell/>
        </table:table-row>
        <table:table-row table:style-name="ro1">
          <table:table-cell office:value-type="string">
            <text:p>Jens Joel Nielsen</text:p>
          </table:table-cell>
          <table:table-cell office:value-type="string">
            <text:p>jensjoel</text:p>
          </table:table-cell>
          <table:table-cell/>
        </table:table-row>
        <table:table-row table:style-name="ro1">
          <table:table-cell office:value-type="string">
            <text:p>Edmund Joensen</text:p>
          </table:table-cell>
          <table:table-cell table:number-columns-repeated="2"/>
        </table:table-row>
        <table:table-row table:style-name="ro1">
          <table:table-cell office:value-type="string">
            <text:p>Jan Johansen</text:p>
          </table:table-cell>
          <table:table-cell office:value-type="string">
            <text:p>janjohansensocialdemokrat</text:p>
          </table:table-cell>
          <table:table-cell/>
        </table:table-row>
        <table:table-row table:style-name="ro2">
          <table:table-cell office:value-type="string">
            <text:p>Birgitte Josefsen</text:p>
          </table:table-cell>
          <table:table-cell table:style-name="ce1" office:value-type="string">
            <text:p>BirgitteJosefsen</text:p>
          </table:table-cell>
          <table:table-cell/>
        </table:table-row>
        <table:table-row table:style-name="ro1">
          <table:table-cell office:value-type="string">
            <text:p>Christian Juhl</text:p>
          </table:table-cell>
          <table:table-cell table:style-name="ce1"/>
          <table:table-cell/>
        </table:table-row>
        <table:table-row table:style-name="ro1">
          <table:table-cell office:value-type="string">
            <text:p>Jan E. Jørgensen</text:p>
          </table:table-cell>
          <table:table-cell table:number-columns-repeated="2"/>
        </table:table-row>
        <table:table-row table:style-name="ro1">
          <table:table-cell office:value-type="string">
            <text:p>Morten Marinus Jørgensen</text:p>
          </table:table-cell>
          <table:table-cell office:value-type="string">
            <text:p>StemMortenMarinus</text:p>
          </table:table-cell>
          <table:table-cell/>
        </table:table-row>
        <table:table-row table:style-name="ro2">
          <table:table-cell office:value-type="string">
            <text:p>Benedikte Kiær</text:p>
          </table:table-cell>
          <table:table-cell office:value-type="string">
            <text:p>c.benedikte</text:p>
          </table:table-cell>
          <table:table-cell/>
        </table:table-row>
        <table:table-row table:style-name="ro2">
          <table:table-cell office:value-type="string">
            <text:p>Pia Kjærsgaard</text:p>
          </table:table-cell>
          <table:table-cell office:value-type="float" office:value="33510214383">
            <text:p>33510214383</text:p>
          </table:table-cell>
          <table:table-cell/>
        </table:table-row>
        <table:table-row table:style-name="ro1">
          <table:table-cell office:value-type="string">
            <text:p>Karen J. Klint</text:p>
          </table:table-cell>
          <table:table-cell table:number-columns-repeated="2"/>
        </table:table-row>
        <table:table-row table:style-name="ro2">
          <table:table-cell office:value-type="string">
            <text:p>Jeppe Kofod</text:p>
          </table:table-cell>
          <table:table-cell office:value-type="string">
            <text:p>jeppekofod</text:p>
          </table:table-cell>
          <table:table-cell/>
        </table:table-row>
        <table:table-row table:style-name="ro1">
          <table:table-cell office:value-type="string">
            <text:p>Simon Kollerup</text:p>
          </table:table-cell>
          <table:table-cell office:value-type="string">
            <text:p>simonkollerup</text:p>
          </table:table-cell>
          <table:table-cell/>
        </table:table-row>
        <table:table-row table:style-name="ro1">
          <table:table-cell office:value-type="string">
            <text:p>Astrid Krag</text:p>
          </table:table-cell>
          <table:table-cell office:value-type="string">
            <text:p>astrid.krag</text:p>
          </table:table-cell>
          <table:table-cell/>
        </table:table-row>
        <table:table-row table:style-name="ro1">
          <table:table-cell office:value-type="string">
            <text:p>Marie Krarup</text:p>
          </table:table-cell>
          <table:table-cell office:value-type="string">
            <text:p>marie.krarup</text:p>
          </table:table-cell>
          <table:table-cell/>
        </table:table-row>
        <table:table-row table:style-name="ro1">
          <table:table-cell office:value-type="string">
            <text:p>Henrik Dam Kristensen</text:p>
          </table:table-cell>
          <table:table-cell office:value-type="string">
            <text:p>henrikdamkristensen</text:p>
          </table:table-cell>
          <table:table-cell/>
        </table:table-row>
        <table:table-row table:style-name="ro1">
          <table:table-cell office:value-type="string">
            <text:p>Christian Langballe</text:p>
          </table:table-cell>
          <table:table-cell table:number-columns-repeated="2"/>
        </table:table-row>
        <table:table-row table:style-name="ro1">
          <table:table-cell office:value-type="string">
            <text:p>Rasmus Horn Langhoff</text:p>
          </table:table-cell>
          <table:table-cell table:number-columns-repeated="2"/>
        </table:table-row>
        <table:table-row table:style-name="ro1">
          <table:table-cell office:value-type="string">
            <text:p>Esben Lunde Larsen</text:p>
          </table:table-cell>
          <table:table-cell table:number-columns-repeated="2"/>
        </table:table-row>
        <table:table-row table:style-name="ro1">
          <table:table-cell office:value-type="string">
            <text:p>Flemming Damgaard Larsen</text:p>
          </table:table-cell>
          <table:table-cell table:number-columns-repeated="2"/>
        </table:table-row>
        <table:table-row table:style-name="ro2">
          <table:table-cell office:value-type="string">
            <text:p>Henrik Sass Larsen</text:p>
          </table:table-cell>
          <table:table-cell office:value-type="string">
            <text:p>HenrikSassLarsen</text:p>
          </table:table-cell>
          <table:table-cell/>
        </table:table-row>
        <table:table-row table:style-name="ro1">
          <table:table-cell office:value-type="string">
            <text:p>Karsten Lauritzen</text:p>
          </table:table-cell>
          <table:table-cell office:value-type="string">
            <text:p>stemlauritzen</text:p>
          </table:table-cell>
          <table:table-cell/>
        </table:table-row>
        <table:table-row table:style-name="ro1">
          <table:table-cell office:value-type="string">
            <text:p>Bjarne Laustsen</text:p>
          </table:table-cell>
          <table:table-cell office:value-type="string">
            <text:p>b.laustsen</text:p>
          </table:table-cell>
          <table:table-cell/>
        </table:table-row>
        <table:table-row table:style-name="ro2">
          <table:table-cell office:value-type="string">
            <text:p>Mike Legarth</text:p>
          </table:table-cell>
          <table:table-cell office:value-type="string">
            <text:p>mike.legarth</text:p>
          </table:table-cell>
          <table:table-cell/>
        </table:table-row>
        <table:table-row table:style-name="ro2">
          <table:table-cell office:value-type="string">
            <text:p>Lars Christian Lilleholt</text:p>
          </table:table-cell>
          <table:table-cell office:value-type="string">
            <text:p>lilleholt</text:p>
          </table:table-cell>
          <table:table-cell/>
        </table:table-row>
        <table:table-row table:style-name="ro1">
          <table:table-cell office:value-type="string">
            <text:p>Annette Lind</text:p>
          </table:table-cell>
          <table:table-cell table:number-columns-repeated="2"/>
        </table:table-row>
        <table:table-row table:style-name="ro2">
          <table:table-cell office:value-type="string">
            <text:p>Lone Loklindt</text:p>
          </table:table-cell>
          <table:table-cell office:value-type="string">
            <text:p>lone.loklindt</text:p>
          </table:table-cell>
          <table:table-cell/>
        </table:table-row>
        <table:table-row table:style-name="ro1">
          <table:table-cell office:value-type="string">
            <text:p>Karina Lorentzen</text:p>
          </table:table-cell>
          <table:table-cell office:value-type="string">
            <text:p>karinalorentzendehnhardt</text:p>
          </table:table-cell>
          <table:table-cell/>
        </table:table-row>
        <table:table-row table:style-name="ro2">
          <table:table-cell office:value-type="string">
            <text:p>Kristian Pihl Lorentzen</text:p>
          </table:table-cell>
          <table:table-cell office:value-type="string">
            <text:p>kristian.p.lorentzen</text:p>
          </table:table-cell>
          <table:table-cell/>
        </table:table-row>
        <table:table-row table:style-name="ro1">
          <table:table-cell office:value-type="string">
            <text:p>Marlene Lorentzen</text:p>
          </table:table-cell>
          <table:table-cell office:value-type="string">
            <text:p>marlene.lorentzen</text:p>
          </table:table-cell>
          <table:table-cell/>
        </table:table-row>
        <table:table-row table:style-name="ro1">
          <table:table-cell office:value-type="string">
            <text:p>Jacob Lund</text:p>
          </table:table-cell>
          <table:table-cell table:number-columns-repeated="2"/>
        </table:table-row>
        <table:table-row table:style-name="ro1">
          <table:table-cell office:value-type="string">
            <text:p>Rosa Lund</text:p>
          </table:table-cell>
          <table:table-cell office:value-type="string">
            <text:p>RosaLund.dk</text:p>
          </table:table-cell>
          <table:table-cell/>
        </table:table-row>
        <table:table-row table:style-name="ro1">
          <table:table-cell office:value-type="string">
            <text:p>Mogens Lykketoft</text:p>
          </table:table-cell>
          <table:table-cell office:value-type="string">
            <text:p>lykketoft</text:p>
          </table:table-cell>
          <table:table-cell/>
        </table:table-row>
        <table:table-row table:style-name="ro2">
          <table:table-cell office:value-type="string">
            <text:p>Sophie Løhde</text:p>
          </table:table-cell>
          <table:table-cell office:value-type="string">
            <text:p>SophieLoehde</text:p>
          </table:table-cell>
          <table:table-cell/>
        </table:table-row>
        <table:table-row table:style-name="ro1">
          <table:table-cell office:value-type="string">
            <text:p>Trine Pertou Mach</text:p>
          </table:table-cell>
          <table:table-cell table:number-columns-repeated="2"/>
        </table:table-row>
        <table:table-row table:style-name="ro2">
          <table:table-cell office:value-type="string">
            <text:p>Anni Matthiesen</text:p>
          </table:table-cell>
          <table:table-cell table:number-columns-repeated="2"/>
        </table:table-row>
        <table:table-row table:style-name="ro1">
          <table:table-cell office:value-type="string">
            <text:p>Brian Mikkelsen</text:p>
          </table:table-cell>
          <table:table-cell office:value-type="string">
            <text:p>mikkelsen.brian</text:p>
          </table:table-cell>
          <table:table-cell/>
        </table:table-row>
        <table:table-row table:style-name="ro1">
          <table:table-cell office:value-type="string">
            <text:p>Jeppe Mikkelsen</text:p>
          </table:table-cell>
          <table:table-cell office:value-type="string">
            <text:p>mikkelsenjeppe</text:p>
          </table:table-cell>
          <table:table-cell/>
        </table:table-row>
        <table:table-row table:style-name="ro1">
          <table:table-cell office:value-type="string">
            <text:p>Leif Mikkelsen</text:p>
          </table:table-cell>
          <table:table-cell office:value-type="string">
            <text:p>leif.mikkelsen.524</text:p>
          </table:table-cell>
          <table:table-cell/>
        </table:table-row>
        <table:table-row table:style-name="ro1">
          <table:table-cell office:value-type="string">
            <text:p>Flemming Møller Mortensen</text:p>
          </table:table-cell>
          <table:table-cell table:number-columns-repeated="2"/>
        </table:table-row>
        <table:table-row table:style-name="ro1">
          <table:table-cell office:value-type="string">
            <text:p>Per Stig Møller</text:p>
          </table:table-cell>
          <table:table-cell table:number-columns-repeated="2"/>
        </table:table-row>
        <table:table-row table:style-name="ro1">
          <table:table-cell office:value-type="string">
            <text:p>Tina Nedergaard</text:p>
          </table:table-cell>
          <table:table-cell table:number-columns-repeated="2"/>
        </table:table-row>
        <table:table-row table:style-name="ro1">
          <table:table-cell office:value-type="string">
            <text:p>Holger K. Nielsen</text:p>
          </table:table-cell>
          <table:table-cell office:value-type="string">
            <text:p>holgerk.nielsen.7</text:p>
          </table:table-cell>
          <table:table-cell/>
        </table:table-row>
        <table:table-row table:style-name="ro1">
          <table:table-cell office:value-type="string">
            <text:p>Sofie Carsten Nielsen</text:p>
          </table:table-cell>
          <table:table-cell office:value-type="string">
            <text:p>sofiecarstennielsen</text:p>
          </table:table-cell>
          <table:table-cell/>
        </table:table-row>
        <table:table-row table:style-name="ro1">
          <table:table-cell office:value-type="string">
            <text:p>Karsten Nonbo</text:p>
          </table:table-cell>
          <table:table-cell table:number-columns-repeated="2"/>
        </table:table-row>
        <table:table-row table:style-name="ro1">
          <table:table-cell office:value-type="string">
            <text:p>Karin Nødgaard</text:p>
          </table:table-cell>
          <table:table-cell table:number-columns-repeated="2"/>
        </table:table-row>
        <table:table-row table:style-name="ro1">
          <table:table-cell office:value-type="string">
            <text:p>Ellen Trane Nørby</text:p>
          </table:table-cell>
          <table:table-cell office:value-type="string">
            <text:p>ElleniFolketinget</text:p>
          </table:table-cell>
          <table:table-cell/>
        </table:table-row>
        <table:table-row table:style-name="ro1">
          <table:table-cell office:value-type="string">
            <text:p>Ole Birk Olesen</text:p>
          </table:table-cell>
          <table:table-cell office:value-type="string">
            <text:p>olebirkolesen</text:p>
          </table:table-cell>
          <table:table-cell/>
        </table:table-row>
        <table:table-row table:style-name="ro1">
          <table:table-cell office:value-type="string">
            <text:p>Joachim B. Olsen</text:p>
          </table:table-cell>
          <table:table-cell office:value-type="float" office:value="164752600281593">
            <text:p>164752600281593</text:p>
          </table:table-cell>
          <table:table-cell/>
        </table:table-row>
        <table:table-row table:style-name="ro2">
          <table:table-cell office:value-type="string">
            <text:p>Sara Olsvig</text:p>
          </table:table-cell>
          <table:table-cell office:value-type="string">
            <text:p>IAsaraolsvig</text:p>
          </table:table-cell>
          <table:table-cell/>
        </table:table-row>
        <table:table-row table:style-name="ro2">
          <table:table-cell office:value-type="string">
            <text:p>Maja Panduro</text:p>
          </table:table-cell>
          <table:table-cell table:number-columns-repeated="2"/>
        </table:table-row>
        <table:table-row table:style-name="ro1">
          <table:table-cell office:value-type="string">
            <text:p>John Dyrby Paulsen</text:p>
          </table:table-cell>
          <table:table-cell office:value-type="string">
            <text:p>John.Dyrby.Paulsen</text:p>
          </table:table-cell>
          <table:table-cell/>
        </table:table-row>
        <table:table-row table:style-name="ro1">
          <table:table-cell office:value-type="string">
            <text:p>Torsten Schack Pedersen</text:p>
          </table:table-cell>
          <table:table-cell table:number-columns-repeated="2"/>
        </table:table-row>
        <table:table-row table:style-name="ro2">
          <table:table-cell office:value-type="string">
            <text:p>Rasmus Helveg Petersen</text:p>
          </table:table-cell>
          <table:table-cell office:value-type="string">
            <text:p>rasmus.helveg.petersen</text:p>
          </table:table-cell>
          <table:table-cell/>
        </table:table-row>
        <table:table-row table:style-name="ro1">
          <table:table-cell office:value-type="string">
            <text:p>Jesper Petersen</text:p>
          </table:table-cell>
          <table:table-cell office:value-type="string">
            <text:p>MFJesper</text:p>
          </table:table-cell>
          <table:table-cell/>
        </table:table-row>
        <table:table-row table:style-name="ro1">
          <table:table-cell office:value-type="string">
            <text:p>Søren Pind</text:p>
          </table:table-cell>
          <table:table-cell office:value-type="string">
            <text:p>vsorenpind</text:p>
          </table:table-cell>
          <table:table-cell/>
        </table:table-row>
        <table:table-row table:style-name="ro1">
          <table:table-cell office:value-type="string">
            <text:p>Lisbeth Bech Poulsen</text:p>
          </table:table-cell>
          <table:table-cell office:value-type="float" office:value="102535003139631">
            <text:p>102535003139631</text:p>
          </table:table-cell>
          <table:table-cell/>
        </table:table-row>
        <table:table-row table:style-name="ro1">
          <table:table-cell office:value-type="string">
            <text:p>Troels Lund Poulsen</text:p>
          </table:table-cell>
          <table:table-cell office:value-type="string">
            <text:p>TroelsLundPoulsen</text:p>
          </table:table-cell>
          <table:table-cell/>
        </table:table-row>
        <table:table-row table:style-name="ro2">
          <table:table-cell office:value-type="string">
            <text:p>Rasmus Prehn</text:p>
          </table:table-cell>
          <table:table-cell office:value-type="string">
            <text:p>StemRasmusPrehn</text:p>
          </table:table-cell>
          <table:table-cell/>
        </table:table-row>
        <table:table-row table:style-name="ro1">
          <table:table-cell office:value-type="string">
            <text:p>Lars Løkke Rasmussen</text:p>
          </table:table-cell>
          <table:table-cell office:value-type="string">
            <text:p>larsloekke</text:p>
          </table:table-cell>
          <table:table-cell/>
        </table:table-row>
        <table:table-row table:style-name="ro1">
          <table:table-cell office:value-type="string">
            <text:p>Troels Ravn</text:p>
          </table:table-cell>
          <table:table-cell office:value-type="string">
            <text:p>Troels.Ravn.A</text:p>
          </table:table-cell>
          <table:table-cell/>
        </table:table-row>
        <table:table-row table:style-name="ro2">
          <table:table-cell office:value-type="string">
            <text:p>Mette Reissmann</text:p>
          </table:table-cell>
          <table:table-cell office:value-type="string">
            <text:p>mettereissmann</text:p>
          </table:table-cell>
          <table:table-cell/>
        </table:table-row>
        <table:table-row table:style-name="ro2">
          <table:table-cell office:value-type="string">
            <text:p>Merete Riisager</text:p>
          </table:table-cell>
          <table:table-cell office:value-type="string">
            <text:p>merete.riisager</text:p>
          </table:table-cell>
          <table:table-cell/>
        </table:table-row>
        <table:table-row table:style-name="ro1">
          <table:table-cell office:value-type="string">
            <text:p>Lotte Rod</text:p>
          </table:table-cell>
          <table:table-cell office:value-type="string">
            <text:p>lotterod</text:p>
          </table:table-cell>
          <table:table-cell/>
        </table:table-row>
        <table:table-row table:style-name="ro2">
          <table:table-cell office:value-type="string">
            <text:p>Pernille Rosenkrantz-Theil</text:p>
          </table:table-cell>
          <table:table-cell office:value-type="string">
            <text:p>pernillerosenkrantz</text:p>
          </table:table-cell>
          <table:table-cell/>
        </table:table-row>
        <table:table-row table:style-name="ro1">
          <table:table-cell office:value-type="string">
            <text:p>Mads Rørvig</text:p>
          </table:table-cell>
          <table:table-cell office:value-type="string">
            <text:p>madsrorvig.dk</text:p>
          </table:table-cell>
          <table:table-cell/>
        </table:table-row>
        <table:table-row table:style-name="ro2">
          <table:table-cell office:value-type="string">
            <text:p>Anders Samuelsen</text:p>
          </table:table-cell>
          <table:table-cell office:value-type="string">
            <text:p>AndersSamuelsenLA</text:p>
          </table:table-cell>
          <table:table-cell/>
        </table:table-row>
        <table:table-row table:style-name="ro2">
          <table:table-cell office:value-type="string">
            <text:p>Manu Sareen</text:p>
          </table:table-cell>
          <table:table-cell office:value-type="string">
            <text:p>manu.sareen</text:p>
          </table:table-cell>
          <table:table-cell/>
        </table:table-row>
        <table:table-row table:style-name="ro1">
          <table:table-cell office:value-type="string">
            <text:p>Hans Christian Schmidt</text:p>
          </table:table-cell>
          <table:table-cell table:number-columns-repeated="2"/>
        </table:table-row>
        <table:table-row table:style-name="ro1">
          <table:table-cell office:value-type="string">
            <text:p>Johanne Schmidt-Nielsen</text:p>
          </table:table-cell>
          <table:table-cell office:value-type="string">
            <text:p>johanneschmidt</text:p>
          </table:table-cell>
          <table:table-cell/>
        </table:table-row>
        <table:table-row table:style-name="ro1">
          <table:table-cell office:value-type="string">
            <text:p>Anne Sina</text:p>
          </table:table-cell>
          <table:table-cell office:value-type="string">
            <text:p>annesina</text:p>
          </table:table-cell>
          <table:table-cell/>
        </table:table-row>
        <table:table-row table:style-name="ro1">
          <table:table-cell office:value-type="string">
            <text:p>Sjúrður Skaale</text:p>
          </table:table-cell>
          <table:table-cell table:number-columns-repeated="2"/>
        </table:table-row>
        <table:table-row table:style-name="ro1">
          <table:table-cell office:value-type="string">
            <text:p>Hans Kristian Skibby</text:p>
          </table:table-cell>
          <table:table-cell table:number-columns-repeated="2"/>
        </table:table-row>
        <table:table-row table:style-name="ro1">
          <table:table-cell office:value-type="string">
            <text:p>Pernille Skipper</text:p>
          </table:table-cell>
          <table:table-cell office:value-type="string">
            <text:p>pernille.skipper.5</text:p>
          </table:table-cell>
          <table:table-cell/>
        </table:table-row>
        <table:table-row table:style-name="ro1">
          <table:table-cell office:value-type="string">
            <text:p>Julie Skovsby</text:p>
          </table:table-cell>
          <table:table-cell table:number-columns-repeated="2"/>
        </table:table-row>
        <table:table-row table:style-name="ro2">
          <table:table-cell office:value-type="string">
            <text:p>Peter Skaarup</text:p>
          </table:table-cell>
          <table:table-cell office:value-type="float" office:value="691707047549076">
            <text:p>691707047549076</text:p>
          </table:table-cell>
          <table:table-cell/>
        </table:table-row>
        <table:table-row table:style-name="ro2">
          <table:table-cell office:value-type="string">
            <text:p>Ole Sohn</text:p>
          </table:table-cell>
          <table:table-cell office:value-type="string">
            <text:p>olesohn</text:p>
          </table:table-cell>
          <table:table-cell/>
        </table:table-row>
        <table:table-row table:style-name="ro1">
          <table:table-cell office:value-type="string">
            <text:p>Zenia Stampe</text:p>
          </table:table-cell>
          <table:table-cell office:value-type="string">
            <text:p>zeniastampe</text:p>
          </table:table-cell>
          <table:table-cell/>
        </table:table-row>
        <table:table-row table:style-name="ro2">
          <table:table-cell office:value-type="string">
            <text:p>Andreas Steenberg</text:p>
          </table:table-cell>
          <table:table-cell office:value-type="string">
            <text:p>andreas.steenberg.1</text:p>
          </table:table-cell>
          <table:table-cell/>
        </table:table-row>
        <table:table-row table:style-name="ro2">
          <table:table-cell office:value-type="string">
            <text:p>Inger Støjberg</text:p>
          </table:table-cell>
          <table:table-cell office:value-type="string">
            <text:p>IngerStojberg</text:p>
          </table:table-cell>
          <table:table-cell/>
        </table:table-row>
        <table:table-row table:style-name="ro1">
          <table:table-cell office:value-type="string">
            <text:p>Finn Sørensen</text:p>
          </table:table-cell>
          <table:table-cell office:value-type="string">
            <text:p>FinnSoerensenEL</text:p>
          </table:table-cell>
          <table:table-cell/>
        </table:table-row>
        <table:table-row table:style-name="ro1">
          <table:table-cell office:value-type="string">
            <text:p>Villy Søvndal</text:p>
          </table:table-cell>
          <table:table-cell office:value-type="string">
            <text:p>villysoevndal</text:p>
          </table:table-cell>
          <table:table-cell/>
        </table:table-row>
        <table:table-row table:style-name="ro1">
          <table:table-cell office:value-type="string">
            <text:p>Hans Christian Thoning</text:p>
          </table:table-cell>
          <table:table-cell table:number-columns-repeated="2"/>
        </table:table-row>
        <table:table-row table:style-name="ro1">
          <table:table-cell office:value-type="string">
            <text:p>Helle Thorning-Schmidt</text:p>
          </table:table-cell>
          <table:table-cell office:value-type="string">
            <text:p>hellethorningschmidt</text:p>
          </table:table-cell>
          <table:table-cell/>
        </table:table-row>
        <table:table-row table:style-name="ro2">
          <table:table-cell office:value-type="string">
            <text:p>Ulla Tørnæs</text:p>
          </table:table-cell>
          <table:table-cell office:value-type="string">
            <text:p>ullatoernaes</text:p>
          </table:table-cell>
          <table:table-cell/>
        </table:table-row>
        <table:table-row table:style-name="ro1">
          <table:table-cell office:value-type="string">
            <text:p>Finn Thranum</text:p>
          </table:table-cell>
          <table:table-cell table:number-columns-repeated="2"/>
        </table:table-row>
        <table:table-row table:style-name="ro1">
          <table:table-cell office:value-type="string">
            <text:p>Eyvind Vesselbo</text:p>
          </table:table-cell>
          <table:table-cell table:number-columns-repeated="2"/>
        </table:table-row>
        <table:table-row table:style-name="ro1">
          <table:table-cell office:value-type="string">
            <text:p>Margrethe Vestager</text:p>
          </table:table-cell>
          <table:table-cell office:value-type="string">
            <text:p>margrethevestager</text:p>
          </table:table-cell>
          <table:table-cell/>
        </table:table-row>
        <table:table-row table:style-name="ro2">
          <table:table-cell office:value-type="string">
            <text:p>Annette Vilhelmsen</text:p>
          </table:table-cell>
          <table:table-cell office:value-type="string">
            <text:p>annettevilhelmsen</text:p>
          </table:table-cell>
          <table:table-cell/>
        </table:table-row>
        <table:table-row table:style-name="ro2">
          <table:table-cell office:value-type="string">
            <text:p>Nikolaj Barslund Villumsen</text:p>
          </table:table-cell>
          <table:table-cell office:value-type="string">
            <text:p>nikolaj.villumsen</text:p>
          </table:table-cell>
          <table:table-cell/>
        </table:table-row>
        <table:table-row table:style-name="ro2">
          <table:table-cell office:value-type="string">
            <text:p>Nicolai Wammen</text:p>
          </table:table-cell>
          <table:table-cell office:value-type="string">
            <text:p>nicolaiwammen</text:p>
          </table:table-cell>
          <table:table-cell/>
        </table:table-row>
        <table:table-row table:style-name="ro2">
          <table:table-cell office:value-type="string">
            <text:p>Fatma Øktem</text:p>
          </table:table-cell>
          <table:table-cell table:number-columns-repeated="2"/>
        </table:table-row>
        <table:table-row table:style-name="ro1">
          <table:table-cell office:value-type="string">
            <text:p>Morten Østergaard</text:p>
          </table:table-cell>
          <table:table-cell office:value-type="string">
            <text:p>oestergaard</text:p>
          </table:table-cell>
          <table:table-cell/>
        </table:table-row>
        <table:table-row table:style-name="ro2">
          <table:table-cell office:value-type="string">
            <text:p>Frank Aaen</text:p>
          </table:table-cell>
          <table:table-cell table:style-name="ce1" office:value-type="string">
            <text:p>aaen.frank</text:p>
          </table:table-cell>
          <table:table-cell/>
        </table:table-row>
      </table:table>
      <table:table table:name="Ark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1">21-11-2014</text:date>, <text:time>21:22:18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sper Videbæk</meta:initial-creator>
    <meta:creation-date>2014-11-21T20:40:27.85</meta:creation-date>
    <dc:date>2014-11-21T21:22:18.03</dc:date>
    <dc:creator>Kasper Videbæk</dc:creator>
    <meta:editing-duration>PT10M58S</meta:editing-duration>
    <meta:editing-cycles>2</meta:editing-cycles>
    <meta:generator>OpenOffice/4.1.1$Win32 OpenOffice.org_project/411m6$Build-9775</meta:generator>
    <meta:document-statistic meta:table-count="3" meta:cell-count="328" meta:object-count="0"/>
  </office:meta>
</office:document-meta>
</file>